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ffff00"/>
    </style:style>
    <style:style style:name="P6" style:family="paragraph" style:parent-style-name="Standard">
      <style:text-properties officeooo:paragraph-rsid="002b62eb" fo:background-color="transparent"/>
    </style:style>
    <style:style style:name="P7" style:family="paragraph" style:parent-style-name="Standard">
      <style:text-properties style:font-name="Liberation Mono" fo:font-size="10pt" fo:background-color="transparent" style:font-size-asian="10pt" style:font-size-complex="10pt"/>
    </style:style>
    <style:style style:name="P8" style:family="paragraph" style:parent-style-name="Standard">
      <style:text-properties officeooo:paragraph-rsid="00339b04"/>
    </style:style>
    <style:style style:name="P9" style:family="paragraph" style:parent-style-name="Standard">
      <style:text-properties officeooo:rsid="0043a41f" officeooo:paragraph-rsid="0043a41f"/>
    </style:style>
    <style:style style:name="P10" style:family="paragraph" style:parent-style-name="Standard">
      <style:text-properties officeooo:paragraph-rsid="0050e2cb"/>
    </style:style>
    <style:style style:name="P11" style:family="paragraph" style:parent-style-name="Standard">
      <style:text-properties officeooo:paragraph-rsid="0052dceb"/>
    </style:style>
    <style:style style:name="P12" style:family="paragraph" style:parent-style-name="Standard">
      <style:text-properties officeooo:rsid="0050e216" officeooo:paragraph-rsid="0050e2cb"/>
    </style:style>
    <style:style style:name="P13" style:family="paragraph" style:parent-style-name="Standard">
      <style:text-properties officeooo:rsid="0050e216" officeooo:paragraph-rsid="0052dceb"/>
    </style:style>
    <style:style style:name="P14" style:family="paragraph" style:parent-style-name="Standard">
      <style:text-properties style:use-window-font-color="true" style:font-name="Courier New" fo:font-size="12pt" fo:language="en" fo:country="US" officeooo:rsid="0052dceb" officeooo:paragraph-rsid="0052dceb" style:font-name-asian="Batang" style:font-size-asian="12pt" style:font-name-complex="Courier New" style:font-size-complex="12pt" style:language-complex="ar" style:country-complex="SA"/>
    </style:style>
    <style:style style:name="P15" style:family="paragraph" style:parent-style-name="Standard">
      <style:text-properties officeooo:paragraph-rsid="0056dd83"/>
    </style:style>
    <style:style style:name="P16" style:family="paragraph" style:parent-style-name="RFC_20_Figure">
      <style:text-properties officeooo:rsid="002f5a56" officeooo:paragraph-rsid="0035d64b" fo:background-color="transparent"/>
    </style:style>
    <style:style style:name="P17" style:family="paragraph" style:parent-style-name="RFC_20_Figure">
      <style:text-properties officeooo:rsid="002f5a56" officeooo:paragraph-rsid="004eb50f" fo:background-color="transparent"/>
    </style:style>
    <style:style style:name="P18" style:family="paragraph" style:parent-style-name="RFC_20_Figure">
      <style:text-properties officeooo:paragraph-rsid="0035d64b" fo:background-color="transparent"/>
    </style:style>
    <style:style style:name="P19" style:family="paragraph" style:parent-style-name="RFC_20_Figure">
      <style:text-properties officeooo:paragraph-rsid="004eb50f" fo:background-color="transparent"/>
    </style:style>
    <style:style style:name="P20" style:family="paragraph" style:parent-style-name="RFC_20_H1_20_-_20_no_20_TOC_20_no_20_num">
      <style:text-properties fo:background-color="transparent"/>
    </style:style>
    <style:style style:name="P21" style:family="paragraph" style:parent-style-name="RFC_20_H1_20_-_20_no_20_TOC_20_no_20_num">
      <style:text-properties officeooo:rsid="002b62eb" officeooo:paragraph-rsid="002b62eb" fo:background-color="transparent"/>
    </style:style>
    <style:style style:name="P22" style:family="paragraph" style:parent-style-name="Preformatted_20_Text">
      <style:text-properties fo:background-color="transparent"/>
    </style:style>
    <style:style style:name="P23" style:family="paragraph" style:parent-style-name="Preformatted_20_Text">
      <style:text-properties officeooo:paragraph-rsid="001a177c" fo:background-color="transparent"/>
    </style:style>
    <style:style style:name="P24" style:family="paragraph" style:parent-style-name="Preformatted_20_Text">
      <style:text-properties style:use-window-font-color="true" style:font-name="Liberation Mono" fo:font-size="10pt" fo:language="en" fo:country="US" officeooo:rsid="001f5ad6" fo:background-color="#ffff00" style:font-name-asian="Noto Sans Mono CJK SC" style:font-size-asian="10pt" style:font-name-complex="Liberation Mono" style:font-size-complex="10pt" style:language-complex="ar" style:country-complex="SA"/>
    </style:style>
    <style:style style:name="P25" style:family="paragraph" style:parent-style-name="Preformatted_20_Text">
      <style:text-properties officeooo:paragraph-rsid="002b55d3"/>
    </style:style>
    <style:style style:name="P26" style:family="paragraph" style:parent-style-name="Preformatted_20_Text">
      <style:text-properties fo:language="none" fo:country="none" officeooo:paragraph-rsid="002b55d3" style:language-asian="none" style:country-asian="none"/>
    </style:style>
    <style:style style:name="P27" style:family="paragraph" style:parent-style-name="Standard">
      <style:paragraph-properties fo:margin-left="0cm" fo:margin-right="0cm" fo:text-indent="0cm" style:auto-text-indent="false"/>
      <style:text-properties officeooo:rsid="001d57b8" officeooo:paragraph-rsid="001d57b8" fo:background-color="#00ffff"/>
    </style:style>
    <style:style style:name="P28" style:family="paragraph" style:parent-style-name="RFC_20_Figure">
      <style:paragraph-properties fo:margin-left="0cm" fo:margin-right="0cm" fo:text-indent="0cm" style:auto-text-indent="false"/>
      <style:text-properties officeooo:paragraph-rsid="0039e9a2" fo:background-color="transparent"/>
    </style:style>
    <style:style style:name="P29" style:family="paragraph" style:parent-style-name="Standard">
      <style:paragraph-properties fo:margin-left="0cm" fo:margin-right="0cm" fo:text-indent="0cm" style:auto-text-indent="false" fo:break-before="page"/>
      <style:text-properties fo:background-color="#ffff00"/>
    </style:style>
    <style:style style:name="P3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3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75fc7"/>
    </style:style>
    <style:style style:name="P33"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4496ed"/>
    </style:style>
    <style:style style:name="P34"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50e2cb"/>
    </style:style>
    <style:style style:name="P35"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3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reak-before="pag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7"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38" style:family="paragraph" style:parent-style-name="Contents_20_1">
      <style:paragraph-properties>
        <style:tab-stops>
          <style:tab-stop style:position="18.288cm" style:type="right" style:leader-style="dotted" style:leader-text="."/>
        </style:tab-stops>
      </style:paragraph-properties>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paragraph-properties fo:margin-top="0cm" fo:margin-bottom="0.499cm" loext:contextual-spacing="false"/>
      <style:text-properties style:use-window-font-color="true" style:font-name="Liberation Mono" fo:font-size="10pt" fo:language="en" fo:country="US" officeooo:rsid="001f8242" style:font-name-asian="Noto Sans Mono CJK SC" style:font-size-asian="10pt" style:font-name-complex="Liberation Mono" style:font-size-complex="10pt" style:language-complex="ar" style:country-complex="SA"/>
    </style:style>
    <style:style style:name="P41" style:family="paragraph" style:parent-style-name="Standard">
      <style:paragraph-properties fo:margin-top="0cm" fo:margin-bottom="0.021cm" loext:contextual-spacing="false" fo:line-height="100%"/>
      <style:text-properties officeooo:rsid="0043a41f" officeooo:paragraph-rsid="0043a41f"/>
    </style:style>
    <style:style style:name="P42" style:family="paragraph" style:parent-style-name="Standard">
      <style:paragraph-properties fo:margin-top="0cm" fo:margin-bottom="0.021cm" loext:contextual-spacing="false" fo:line-height="100%"/>
      <style:text-properties officeooo:rsid="0043a41f" officeooo:paragraph-rsid="00475fc7"/>
    </style:style>
    <style:style style:name="P43" style:family="paragraph" style:parent-style-name="Standard">
      <style:paragraph-properties fo:margin-top="0cm" fo:margin-bottom="0.021cm" loext:contextual-spacing="false" fo:line-height="100%"/>
      <style:text-properties officeooo:rsid="0043a41f" officeooo:paragraph-rsid="0050e2cb"/>
    </style:style>
    <style:style style:name="P44" style:family="paragraph" style:parent-style-name="Standard">
      <style:paragraph-properties fo:margin-top="0cm" fo:margin-bottom="0.021cm" loext:contextual-spacing="false" fo:line-height="100%"/>
      <style:text-properties officeooo:rsid="0043a41f" officeooo:paragraph-rsid="00537232"/>
    </style:style>
    <style:style style:name="P45" style:family="paragraph" style:parent-style-name="Standard">
      <style:paragraph-properties fo:margin-top="0cm" fo:margin-bottom="0.021cm" loext:contextual-spacing="false" fo:line-height="100%"/>
      <style:text-properties officeooo:rsid="004496ed" officeooo:paragraph-rsid="004496ed"/>
    </style:style>
    <style:style style:name="P46" style:family="paragraph" style:parent-style-name="Standard">
      <style:paragraph-properties fo:margin-top="0cm" fo:margin-bottom="0.021cm" loext:contextual-spacing="false" fo:line-height="100%"/>
      <style:text-properties officeooo:rsid="004496ed" officeooo:paragraph-rsid="00475fc7"/>
    </style:style>
    <style:style style:name="P47" style:family="paragraph" style:parent-style-name="Standard">
      <style:paragraph-properties fo:margin-top="0cm" fo:margin-bottom="0.021cm" loext:contextual-spacing="false" fo:line-height="100%"/>
      <style:text-properties officeooo:rsid="004496ed" officeooo:paragraph-rsid="0050e2cb"/>
    </style:style>
    <style:style style:name="P48" style:family="paragraph" style:parent-style-name="Standard">
      <style:paragraph-properties fo:margin-top="0cm" fo:margin-bottom="0.021cm" loext:contextual-spacing="false" fo:line-height="100%"/>
      <style:text-properties officeooo:rsid="004496ed" officeooo:paragraph-rsid="0052dceb"/>
    </style:style>
    <style:style style:name="P49" style:family="paragraph" style:parent-style-name="Standard">
      <style:paragraph-properties fo:margin-top="0cm" fo:margin-bottom="0.021cm" loext:contextual-spacing="false" fo:line-height="100%"/>
      <style:text-properties officeooo:paragraph-rsid="00537232"/>
    </style:style>
    <style:style style:name="P50" style:family="paragraph" style:parent-style-name="Standard">
      <style:paragraph-properties fo:margin-top="0cm" fo:margin-bottom="0.021cm" loext:contextual-spacing="false" fo:line-height="100%"/>
      <style:text-properties officeooo:rsid="00537232" officeooo:paragraph-rsid="00537232"/>
    </style:style>
    <style:style style:name="P51"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2dceb" officeooo:paragraph-rsid="00537232" style:font-name-asian="Batang" style:font-size-asian="12pt" style:font-name-complex="Courier New" style:font-size-complex="12pt" style:language-complex="ar" style:country-complex="SA"/>
    </style:style>
    <style:style style:name="P52"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37232" officeooo:paragraph-rsid="00537232" style:font-name-asian="Batang" style:font-size-asian="12pt" style:font-name-complex="Courier New"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5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5"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6" style:family="paragraph" style:parent-style-name="Contents_20_2">
      <style:paragraph-properties>
        <style:tab-stops>
          <style:tab-stop style:position="18.288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Standard">
      <style:paragraph-properties fo:break-before="page"/>
    </style:style>
    <style:style style:name="P59" style:family="paragraph" style:parent-style-name="Title" style:master-page-name="Standard">
      <style:paragraph-properties style:page-number="auto"/>
    </style:style>
    <style:style style:name="P60" style:family="paragraph" style:parent-style-name="Caption_20__28_user_29_" style:list-style-name="">
      <style:paragraph-properties fo:margin-left="0cm" fo:margin-right="0cm" fo:text-indent="0cm" style:auto-text-indent="false"/>
      <style:text-properties fo:background-color="#ffff00"/>
    </style:style>
    <style:style style:name="P61" style:family="paragraph" style:parent-style-name="Heading_20_1">
      <style:text-properties style:use-window-font-color="true" style:font-name="Courier New" fo:font-size="12pt" fo:language="en" fo:country="US" officeooo:rsid="001ecaff" officeooo:paragraph-rsid="001ecaff" fo:background-color="#00ffff" style:font-name-asian="Batang" style:font-size-asian="12pt" style:font-name-complex="Courier New" style:font-size-complex="12pt" style:language-complex="ar" style:country-complex="SA"/>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64" style:family="paragraph" style:parent-style-name="Heading_20_2">
      <style:text-properties officeooo:paragraph-rsid="0056dd83"/>
    </style:style>
    <style:style style:name="P65" style:family="paragraph" style:parent-style-name="Heading_20_2">
      <style:text-properties style:use-window-font-color="true" style:font-name="Courier New" fo:font-size="12pt" fo:language="en" fo:country="US" officeooo:rsid="003e9fbc" officeooo:paragraph-rsid="003e9fbc" style:font-name-asian="Batang" style:font-size-asian="12pt" style:font-name-complex="Arial" style:font-size-complex="14pt" style:language-complex="ar" style:country-complex="SA" style:font-style-complex="italic" style:font-weight-complex="bold"/>
    </style:style>
    <style:style style:name="P66" style:family="paragraph" style:parent-style-name="Heading_20_2">
      <style:text-properties officeooo:rsid="004eb50f" officeooo:paragraph-rsid="004eb50f"/>
    </style:style>
    <style:style style:name="P67" style:family="paragraph" style:parent-style-name="Heading_20_2">
      <style:text-properties officeooo:rsid="0050e216" officeooo:paragraph-rsid="0050e216"/>
    </style:style>
    <style:style style:name="P68" style:family="paragraph" style:parent-style-name="Heading_20_2">
      <style:paragraph-properties fo:break-before="page"/>
    </style:style>
    <style:style style:name="P69" style:family="paragraph" style:parent-style-name="RFC_20_Figure">
      <style:paragraph-properties fo:margin-left="0cm" fo:margin-right="0cm" fo:text-indent="0cm" style:auto-text-indent="false"/>
      <style:text-properties officeooo:paragraph-rsid="0039e9a2" fo:background-color="transparent"/>
    </style:style>
    <style:style style:name="P70" style:family="paragraph" style:parent-style-name="RFC_20_Figure">
      <style:paragraph-properties fo:margin-left="0cm" fo:margin-right="0cm" fo:text-indent="0cm" style:auto-text-indent="false"/>
      <style:text-properties officeooo:paragraph-rsid="0058d300" fo:background-color="transparent"/>
    </style:style>
    <style:style style:name="P71" style:family="paragraph" style:parent-style-name="RFC_20_Figure">
      <style:paragraph-properties fo:margin-left="0cm" fo:margin-right="0cm" fo:text-indent="0cm" style:auto-text-indent="false"/>
      <style:text-properties officeooo:paragraph-rsid="0038a35d" fo:background-color="transparent"/>
    </style:style>
    <style:style style:name="P72" style:family="paragraph" style:parent-style-name="RFC_20_Figure">
      <style:paragraph-properties fo:margin-left="0cm" fo:margin-right="0cm" fo:text-indent="0cm" style:auto-text-indent="false"/>
      <style:text-properties officeooo:paragraph-rsid="0059bb5b" fo:background-color="transparent"/>
    </style:style>
    <style:style style:name="P73" style:family="paragraph" style:parent-style-name="Standard" style:list-style-name="List_20_1">
      <style:text-properties officeooo:paragraph-rsid="0035d64b"/>
    </style:style>
    <style:style style:name="P74" style:family="paragraph" style:parent-style-name="Standard">
      <style:text-properties officeooo:rsid="005fe486" officeooo:paragraph-rsid="006068aa"/>
    </style:style>
    <style:style style:name="P75" style:family="paragraph" style:parent-style-name="Standard">
      <style:text-properties officeooo:rsid="005fe486" officeooo:paragraph-rsid="00622ffc"/>
    </style:style>
    <style:style style:name="P76" style:family="paragraph" style:parent-style-name="Standard">
      <style:text-properties officeooo:paragraph-rsid="005fe486"/>
    </style:style>
    <style:style style:name="P77" style:family="paragraph" style:parent-style-name="Standard">
      <style:text-properties officeooo:paragraph-rsid="006068aa"/>
    </style:style>
    <style:style style:name="P78" style:family="paragraph" style:parent-style-name="Standard">
      <style:paragraph-properties fo:margin-left="0cm" fo:margin-right="0cm" fo:text-indent="0cm" style:auto-text-indent="false"/>
      <style:text-properties officeooo:paragraph-rsid="004069f5"/>
    </style:style>
    <style:style style:name="P7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59550"/>
    </style:style>
    <style:style style:name="P80" style:family="paragraph" style:parent-style-name="Standard">
      <style:paragraph-properties fo:margin-top="0cm" fo:margin-bottom="0.021cm" loext:contextual-spacing="false" fo:line-height="100%"/>
      <style:text-properties officeooo:rsid="00537232" officeooo:paragraph-rsid="00537232"/>
    </style:style>
    <style:style style:name="P81" style:family="paragraph" style:parent-style-name="Standard">
      <style:paragraph-properties fo:margin-top="0cm" fo:margin-bottom="0.021cm" loext:contextual-spacing="false" fo:line-height="100%"/>
      <style:text-properties officeooo:rsid="0043a41f" officeooo:paragraph-rsid="006068aa"/>
    </style:style>
    <style:style style:name="P82" style:family="paragraph" style:parent-style-name="Standard">
      <style:paragraph-properties fo:margin-top="0cm" fo:margin-bottom="0.021cm" loext:contextual-spacing="false" fo:line-height="100%"/>
      <style:text-properties officeooo:rsid="0043a41f" officeooo:paragraph-rsid="00622ffc"/>
    </style:style>
    <style:style style:name="P83" style:family="paragraph" style:parent-style-name="Standard">
      <style:paragraph-properties fo:margin-top="0cm" fo:margin-bottom="0.021cm" loext:contextual-spacing="false" fo:line-height="100%"/>
      <style:text-properties officeooo:paragraph-rsid="006068aa"/>
    </style:style>
    <style:style style:name="P84" style:family="paragraph" style:parent-style-name="Standard">
      <style:paragraph-properties fo:margin-top="0cm" fo:margin-bottom="0.021cm" loext:contextual-spacing="false" fo:line-height="100%"/>
      <style:text-properties officeooo:paragraph-rsid="00622ffc"/>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339b04"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35918a"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36ae6b"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50e216"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50e2cb"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52dceb"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537232"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59bb5b"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5d9bfd" style:font-name-asian="Batang" style:font-size-asian="12pt"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5fe486" style:font-name-asian="Batang" style:font-size-asian="12pt"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6068aa" style:font-name-asian="Batang" style:font-size-asian="12pt" style:font-name-complex="Courier New" style:font-size-complex="12pt" style:language-complex="ar" style:country-complex="SA"/>
    </style:style>
    <style:style style:name="T17" style:family="text">
      <style:text-properties style:use-window-font-color="true" style:font-name="Courier New" fo:font-size="12pt" fo:language="en" fo:country="US" officeooo:rsid="00622ffc" style:font-name-asian="Batang" style:font-size-asian="12pt" style:font-name-complex="Courier New" style:font-size-complex="12pt" style:language-complex="ar" style:country-complex="SA"/>
    </style:style>
    <style:style style:name="T18"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9" style:family="text">
      <style:text-properties style:use-window-font-color="true" style:font-name="Courier New" fo:font-size="12pt" fo:language="en" fo:country="US" officeooo:rsid="0058d300" style:font-name-asian="Batang" style:font-size-asian="12pt" style:font-name-complex="Arial" style:font-size-complex="14pt" style:language-complex="ar" style:country-complex="SA" style:font-style-complex="italic" style:font-weight-complex="bold"/>
    </style:style>
    <style:style style:name="T2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21"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22"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23"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24" style:family="text">
      <style:text-properties style:use-window-font-color="true" style:font-name="Liberation Mono" fo:font-size="10pt" fo:language="en" fo:country="US" officeooo:rsid="001ecaff" style:font-name-asian="Noto Sans Mono CJK SC" style:font-size-asian="10pt" style:font-name-complex="Liberation Mono" style:font-size-complex="10pt" style:language-complex="ar" style:country-complex="SA"/>
    </style:style>
    <style:style style:name="T25" style:family="text">
      <style:text-properties officeooo:rsid="00177abc"/>
    </style:style>
    <style:style style:name="T26" style:family="text">
      <style:text-properties fo:background-color="#ffff00" loext:char-shading-value="0"/>
    </style:style>
    <style:style style:name="T27" style:family="text">
      <style:text-properties style:font-name-complex="Times New Roman"/>
    </style:style>
    <style:style style:name="T28" style:family="text">
      <style:text-properties fo:language="none" fo:country="none" style:language-asian="none" style:country-asian="none"/>
    </style:style>
    <style:style style:name="T29" style:family="text">
      <style:text-properties officeooo:rsid="001a70c5"/>
    </style:style>
    <style:style style:name="T30" style:family="text">
      <style:text-properties officeooo:rsid="002b62eb"/>
    </style:style>
    <style:style style:name="T31" style:family="text">
      <style:text-properties officeooo:rsid="003129a2" fo:background-color="transparent" loext:char-shading-value="0"/>
    </style:style>
    <style:style style:name="T32" style:family="text">
      <style:text-properties style:font-name="Liberation Mono" fo:font-size="10pt" officeooo:rsid="002b62eb" style:font-size-asian="10pt" style:font-size-complex="10pt"/>
    </style:style>
    <style:style style:name="T33" style:family="text">
      <style:text-properties style:font-name="Liberation Mono" fo:font-size="10pt" officeooo:rsid="002ea3cc" style:font-size-asian="10pt" style:font-size-complex="10pt"/>
    </style:style>
    <style:style style:name="T34" style:family="text">
      <style:text-properties officeooo:rsid="002f5a56"/>
    </style:style>
    <style:style style:name="T35" style:family="text">
      <style:text-properties officeooo:rsid="003129a2"/>
    </style:style>
    <style:style style:name="T36" style:family="text">
      <style:text-properties officeooo:rsid="00333e0c"/>
    </style:style>
    <style:style style:name="T37" style:family="text">
      <style:text-properties officeooo:rsid="00339b04"/>
    </style:style>
    <style:style style:name="T38" style:family="text">
      <style:text-properties officeooo:rsid="0035918a"/>
    </style:style>
    <style:style style:name="T39" style:family="text">
      <style:text-properties officeooo:rsid="0035d64b"/>
    </style:style>
    <style:style style:name="T40" style:family="text">
      <style:text-properties officeooo:rsid="0036ae6b"/>
    </style:style>
    <style:style style:name="T41" style:family="text">
      <style:text-properties officeooo:rsid="00371002"/>
    </style:style>
    <style:style style:name="T42" style:family="text">
      <style:text-properties officeooo:rsid="0038a35d"/>
    </style:style>
    <style:style style:name="T43" style:family="text">
      <style:text-properties officeooo:rsid="0039089b"/>
    </style:style>
    <style:style style:name="T44" style:family="text">
      <style:text-properties officeooo:rsid="0039e9a2"/>
    </style:style>
    <style:style style:name="T45" style:family="text">
      <style:text-properties officeooo:rsid="003b7ba2"/>
    </style:style>
    <style:style style:name="T46" style:family="text">
      <style:text-properties officeooo:rsid="003be27c"/>
    </style:style>
    <style:style style:name="T47" style:family="text">
      <style:text-properties officeooo:rsid="004496ed"/>
    </style:style>
    <style:style style:name="T48" style:family="text">
      <style:text-properties officeooo:rsid="00459550"/>
    </style:style>
    <style:style style:name="T49" style:family="text">
      <style:text-properties officeooo:rsid="00475fc7"/>
    </style:style>
    <style:style style:name="T50" style:family="text">
      <style:text-properties officeooo:rsid="004eb50f"/>
    </style:style>
    <style:style style:name="T51" style:family="text">
      <style:text-properties officeooo:rsid="0050e216"/>
    </style:style>
    <style:style style:name="T52" style:family="text">
      <style:text-properties officeooo:rsid="0043a41f"/>
    </style:style>
    <style:style style:name="T53" style:family="text">
      <style:text-properties officeooo:rsid="0050e2cb"/>
    </style:style>
    <style:style style:name="T54" style:family="text">
      <style:text-properties officeooo:rsid="0052dceb"/>
    </style:style>
    <style:style style:name="T55" style:family="text">
      <style:text-properties officeooo:rsid="00537232"/>
    </style:style>
    <style:style style:name="T56" style:family="text">
      <style:text-properties officeooo:rsid="0054d959"/>
    </style:style>
    <style:style style:name="T57" style:family="text">
      <style:text-properties officeooo:rsid="0058d300"/>
    </style:style>
    <style:style style:name="T58" style:family="text">
      <style:text-properties officeooo:rsid="0059bb5b"/>
    </style:style>
    <style:style style:name="T59" style:family="text">
      <style:text-properties officeooo:rsid="005cd00f"/>
    </style:style>
    <style:style style:name="T60" style:family="text">
      <style:text-properties officeooo:rsid="005fe486"/>
    </style:style>
    <style:style style:name="T61" style:family="text">
      <style:text-properties officeooo:rsid="006068aa"/>
    </style:style>
    <style:style style:name="T62" style:family="text">
      <style:text-properties officeooo:rsid="00622ff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402_3553032141"/><text:line-break/><text:span text:style-name="T21">ChatOS Protocol : Anonymized direct TCP chat service</text:span><text:bookmark-end text:name="__RefHeading___Toc1402_3553032141"/></text:h>
      <text:p text:style-name="P20"/>
      <text:p text:style-name="P21">Abstract</text:p>
      <text:p text:style-name="P6"><text:span text:style-name="T32">This note describes the ChatOs Protocol (COP), a protocol used in ChatOS Application to route messages </text:span><text:span text:style-name="T33">in TCP</text:span><text:span text:style-name="T32">. COP can provides private connexion between two users or a public connexion to send messages for all users.</text:span><text:span text:style-name="T30"> <text:s/></text:span></text:p>
      <text:p text:style-name="P20">Status of this Memo</text:p>
      <text:p text:style-name="P22">This document is not an Internet Standards Track specification; it is</text:p>
      <text:p text:style-name="P22">published for examination, experimental implementation, and</text:p>
      <text:p text:style-name="P23">evaluation.</text:p>
      <text:p text:style-name="P23">This document defines an Experimental Protocol for the Internet</text:p>
      <text:p text:style-name="P23">community. <text:s/>This document is a product of the <text:span text:style-name="T22">Apprenticeship Network Programming Group</text:span> (<text:span text:style-name="T29">ANPG</text:span>). <text:s/>It represents the consensus of the <text:span text:style-name="T23">ANPG</text:span></text:p>
      <text:p text:style-name="P23">community. <text:s/>It has received public review and has been approved for</text:p>
      <text:p text:style-name="P23">publication by the Internet Engineering Steering Group (IESG). <text:s/>Not</text:p>
      <text:p text:style-name="P23">all documents approved by the IESG are a candidate for any level of</text:p>
      <text:p text:style-name="P23">Internet Standard; see Section 2 of RFC 5741</text:p>
      <text:p text:style-name="P23"/>
      <text:p text:style-name="P20">Copyright Notice</text:p>
      <text:p text:style-name="P7">Copyright (c) <text:modification-date style:data-style-name="N109">2021</text:modification-date><text:s/>IETF Trust and the persons identified as the document authors. All rights reserved.</text:p>
      <text:p text:style-name="P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7">Summary</text:p>
      <text:p text:style-name="P25"><text:span text:style-name="T24">The ChatOs protocol</text:span> is a very simple protocol used to <text:span text:style-name="T24">communicate with other users</text:span>. This document describes the protocol and its types of packets. <text:s/>The document also explains the reasons behind some of the design decisions.</text:p>
      <text:p text:style-name="P26"/>
      <text:p text:style-name="P26"/>
      <text:p text:style-name="P26"/>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57" text:outline-level="1">Table of Contents</text:h>
          </text:index-title>
          <text:p text:style-name="P38"><text:a xlink:type="simple" xlink:href="#__RefHeading___Toc1402_3553032141" text:style-name="Index_20_Link" text:visited-style-name="Index_20_Link"><text:s/>ChatOS Protocol : Anonymized direct TCP chat service<text:tab/>1</text:a></text:p>
          <text:p text:style-name="P38"><text:a xlink:type="simple" xlink:href="#__RefHeading___Toc258322660" text:style-name="Index_20_Link" text:visited-style-name="Index_20_Link">1. <text:s/>Purpose<text:tab/>3</text:a></text:p>
          <text:p text:style-name="P38"><text:a xlink:type="simple" xlink:href="#__RefHeading___Toc2065_3553032141" text:style-name="Index_20_Link" text:visited-style-name="Index_20_Link">2. <text:s/>ChatOS Protocol packet<text:tab/>6</text:a></text:p>
          <text:p text:style-name="P56"><text:a xlink:type="simple" xlink:href="#__RefHeading___Toc2067_3553032141" text:style-name="Index_20_Link" text:visited-style-name="Index_20_Link">2.1. <text:s/>Introduction<text:tab/>6</text:a></text:p>
          <text:p text:style-name="P56"><text:a xlink:type="simple" xlink:href="#__RefHeading___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t:s/>Server to client packet<text:tab/>6</text:a></text:p>
          <text:p text:style-name="P56"><text:a xlink:type="simple" xlink:href="#__RefHeading___Toc908_3548497938" text:style-name="Index_20_Link" text:visited-style-name="Index_20_Link">2.4. <text:s/>Error Packet<text:tab/>6</text:a></text:p>
          <text:p text:style-name="P56"><text:a xlink:type="simple" xlink:href="#__RefHeading___Toc910_3548497938" text:style-name="Index_20_Link" text:visited-style-name="Index_20_Link">2.5. <text:s/>Identification<text:tab/>7</text:a></text:p>
          <text:p text:style-name="P56"><text:a xlink:type="simple" xlink:href="#__RefHeading___Toc912_3548497938" text:style-name="Index_20_Link" text:visited-style-name="Index_20_Link">2.6. <text:s/>Private connection with an other client<text:tab/>8</text:a></text:p>
        </text:index-body>
      </text:table-of-content>
      <text:p text:style-name="P26"/>
      <text:p text:style-name="P26"/>
      <text:p text:style-name="P26"/>
      <text:p text:style-name="P37"/>
      <text:h text:style-name="P63" text:outline-level="1" text:is-list-header="true"/>
      <text:h text:style-name="P61" text:outline-level="1"><text:bookmark-start text:name="__RefHeading___Toc258322660"/>Purpose<text:bookmark-end text:name="__RefHeading___Toc258322660"/></text:h>
      <text:p text:style-name="P24">The ChatOs Protocol is intended to be used for the</text:p>
      <text:p text:style-name="Preformatted_20_Text">transmission of messages between networks. <text:s/>It may also be used for</text:p>
      <text:p text:style-name="Preformatted_20_Text">the local message system of a network or host.</text:p>
      <text:p text:style-name="Preformatted_20_Text"/>
      <text:p text:style-name="Preformatted_20_Text">The focus here is on the internal mechanisms to transmit messages,</text:p>
      <text:p text:style-name="Preformatted_20_Text">rather than the external interface to users. <text:s/>It is assumed that a</text:p>
      <text:p text:style-name="Preformatted_20_Text">number of user interface programs will exist. <text:s/>These will be both new</text:p>
      <text:p text:style-name="Preformatted_20_Text">programs designed to work with this system and old programs designed</text:p>
      <text:p text:style-name="P39">to work with earlier systems.</text:p>
      <text:p text:style-name="P40"/>
      <text:h text:style-name="Heading_20_2" text:outline-level="2" text:is-list-header="true"/>
      <text:p text:style-name="P58"/>
      <text:h text:style-name="Heading_20_1" text:outline-level="1">Overview of the protocol</text:h>
      <text:p text:style-name="Standard"><text:tab/></text:p>
      <text:h text:style-name="Heading_20_2" text:outline-level="2">Clients</text:h>
      <text:p text:style-name="Standard">A client is defined in the eyes of the server by a pseudonym and an IP address. The nickname is closen by the user during the first connection, it must not be larger than the maximum size imposed by the server and must not be offensive or rude. Each user has his own nickname and must therefore be unique for better authentification.</text:p>
      <text:p text:style-name="Standard"/>
      <text:h text:style-name="Heading_20_2" text:outline-level="2">Client authentication</text:h>
      <text:p text:style-name="Standard"/>
      <text:p text:style-name="Standard">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h text:style-name="Heading_20_2" text:outline-level="2">Message</text:h>
      <text:p text:style-name="Standard">Server and clients send each other messages wich may or may not generate a reply.</text:p>
      <text:p text:style-name="Standard">When a server receive a message, it MUST identify its source using (eventually assumed) nickname. If the nickname cannot be found in the server’s internal database, it then is registered if it is valid [See section 2.3]</text:p>
      <text:p text:style-name="Standard">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Standard"/>
      <text:p text:style-name="Standard"/>
      <text:h text:style-name="Heading_20_2" text:outline-level="2"><text:soft-page-break/>One-to-one communication</text:h>
      <text:p text:style-name="P15"><text:s text:c="3"/>Communication on a one-to-one basis is usually only performed by clients. To provide a secure means for clients to talk to each other, it is required that all servers be able to send a message in exactly one direction in order to reach any client. </text:p>
      <text:p text:style-name="P15">Example : A message between clients 1 and 2 is only seen by server A, which sends it straight to client 2.</text:p>
      <text:p text:style-name="P15">With this way, this provide a secure manner of exchanging messages with another client.</text:p>
      <text:p text:style-name="P15"/>
      <text:h text:style-name="P64" text:outline-level="2">One-to-all</text:h>
      <text:h text:style-name="P64" text:outline-level="2" text:is-list-header="true"><text:s/>The one-to-all type of message is better described as a broadcast message, sent to all clients. <text:s/>On a large network of users, a single message can result in a lot of traffic being sent over the network in an effort to reach all of the desired destinations.</text:h>
      <text:h text:style-name="P62" text:outline-level="1"><text:bookmark-start text:name="__RefHeading___Toc2065_3553032141"/>ChatOS Protocol packet<text:bookmark-end text:name="__RefHeading___Toc2065_3553032141"/></text:h>
      <text:h text:style-name="P65" text:outline-level="2"><text:bookmark-start text:name="__RefHeading___Toc2067_3553032141"/>Introduction<text:bookmark-end text:name="__RefHeading___Toc2067_3553032141"/></text:h>
      <text:p text:style-name="P8"><text:span text:style-name="T37">To ensure the anonymity of IP adress, the server </text:span><text:span text:style-name="T6">redirects</text:span><text:span text:style-name="T37"> the messages </text:span><text:span text:style-name="T38">provide by the </text:span><text:span text:style-name="T7">sender</text:span><text:span text:style-name="T37"> with it’s own connection </text:span><text:span text:style-name="T38">to the </text:span><text:span text:style-name="T7">receiver</text:span><text:span text:style-name="T37">.</text:span></text:p>
      <text:list xml:id="list1923981390" text:style-name="List_20_1">
        <text:list-header>
          <text:p text:style-name="P73"/>
        </text:list-header>
      </text:list>
      <text:h text:style-name="Heading_20_2" text:outline-level="2"><text:bookmark-start text:name="__RefHeading___Toc904_3548497938"/><text:span text:style-name="T19">OP</text:span><text:span text:style-name="T39"> packet </text:span><text:span text:style-name="T38"><text:s/><text:tab/><text:tab/> </text:span><text:bookmark-end text:name="__RefHeading___Toc904_3548497938"/></text:h>
      <text:p text:style-name="P16">| OP Code <text:s text:c="2"/>| <text:s text:c="14"/>Description <text:s text:c="16"/>|</text:p>
      <text:p text:style-name="P18">+-----------<text:span text:style-name="T35">|-</text:span>------------------------------------------+</text:p>
      <text:p text:style-name="P18">| <text:span text:style-name="T35">0</text:span> <text:s text:c="8"/><text:span text:style-name="T34">| </text:span><text:span text:style-name="T43">Connection request with the ChatOs server </text:span>|</text:p>
      <text:p text:style-name="P71"><text:span text:style-name="T35"><text:s text:c="3"/>| </text:span><text:span text:style-name="T42">1</text:span><text:span text:style-name="T35"> <text:s text:c="8"/></text:span><text:span text:style-name="T34">| </text:span><text:span text:style-name="T44">C</text:span><text:span text:style-name="T41">onnection request </text:span><text:span text:style-name="T42">with a </text:span><text:span text:style-name="T44">specific user</text:span><text:span text:style-name="T42"> <text:s text:c="2"/>|</text:span></text:p>
      <text:p text:style-name="P70"><text:s text:c="3"/>| <text:span text:style-name="T58">2</text:span> <text:s text:c="8"/><text:span text:style-name="T34">| </text:span><text:span text:style-name="T58">Acceptation </text:span><text:span text:style-name="T54">ChatOs </text:span><text:span text:style-name="T46">Server c</text:span><text:span text:style-name="T45">onnection <text:s text:c="5"/></text:span>|</text:p>
      <text:p text:style-name="P72"><text:s text:c="3"/><text:span text:style-name="T35">| </text:span><text:span text:style-name="T58">3</text:span><text:span text:style-name="T35"> <text:s text:c="8"/></text:span><text:span text:style-name="T34">| </text:span><text:span text:style-name="T12">acceptation private request <text:s text:c="14"/></text:span><text:span text:style-name="T42">|</text:span></text:p>
      <text:p text:style-name="P28"><text:span text:style-name="T42"><text:s text:c="3"/>| </text:span><text:span text:style-name="T58">4</text:span><text:span text:style-name="T42"> <text:s text:c="8"/></text:span><text:span text:style-name="T34">| </text:span><text:span text:style-name="T44">M</text:span><text:span text:style-name="T36">essages for all users</text:span><text:span text:style-name="T34"> <text:s text:c="19"/></text:span><text:span text:style-name="T42">|</text:span></text:p>
      <text:p text:style-name="P28"><text:span text:style-name="T42"><text:s text:c="3"/></text:span><text:span text:style-name="T35">| </text:span><text:span text:style-name="T58">5</text:span><text:span text:style-name="T35"> <text:s text:c="8"/></text:span><text:span text:style-name="T34">| </text:span><text:span text:style-name="T44">M</text:span><text:span text:style-name="T36">essage </text:span><text:span text:style-name="T8">for</text:span><text:span text:style-name="T36"> a </text:span><text:span text:style-name="T40">specific </text:span><text:span text:style-name="T36">user <text:s text:c="14"/></text:span><text:span text:style-name="T40">|</text:span> <text:s text:c="2"/></text:p>
      <text:p text:style-name="P78"><text:span text:style-name="T35"><text:s text:c="3"/></text:span><text:span text:style-name="T31">+-------------------------------------------------------+</text:span></text:p>
      <text:p text:style-name="P60"/>
      <text:h text:style-name="P66" text:outline-level="2"><text:bookmark-start text:name="__RefHeading___Toc908_3548497938"/>Error Packet<text:bookmark-end text:name="__RefHeading___Toc908_3548497938"/></text:h>
      <text:p text:style-name="P17">| <text:span text:style-name="T50">ERROR</text:span> Code <text:s text:c="2"/>| <text:s text:c="14"/>Description <text:s text:c="16"/>|</text:p>
      <text:p text:style-name="P19">+--------------<text:span text:style-name="T35">|-</text:span>------------------------------------------+</text:p>
      <text:p text:style-name="P19">| <text:span text:style-name="T50">0 <text:s text:c="3"/></text:span><text:s text:c="8"/><text:span text:style-name="T34">| <text:s text:c="42"/></text:span>|</text:p>
      <text:p text:style-name="P19">+----------------------------------------------------------+</text:p>
      <text:p text:style-name="P29"/>
      <text:h text:style-name="Heading_20_2" text:outline-level="2"><text:bookmark-start text:name="__RefHeading___Toc910_3548497938"/><text:bookmark text:name="_Ref86156304"/><text:bookmark text:name="_Ref86156292"/><text:bookmark text:name="_Ref86333103"/>Identification<text:bookmark-end text:name="__RefHeading___Toc910_3548497938"/></text:h>
      <text:p text:style-name="P9">In ChatOS the first step for a<text:span text:style-name="T56">n</text:span> user is to start a connection with the server. The user send a packet with the OPCode 0:</text:p>
      <text:p text:style-name="P45"/>
      <text:p text:style-name="P45"><text:s text:c="20"/>Bytes <text:s text:c="2"/>String</text:p>
      <text:p text:style-name="P41"><text:s text:c="18"/><text:span text:style-name="T51">+</text:span>-------<text:span text:style-name="T51">+</text:span>--------<text:span text:style-name="T51">+</text:span></text:p>
      <text:p text:style-name="P33"><text:s text:c="18"/><text:tab/>| <text:s text:c="2"/>0 <text:s text:c="2"/>| pseudo |</text:p>
      <text:p text:style-name="P33"/>
      <text:p text:style-name="P55"/>
      <text:p text:style-name="P54">If the pseudo is already use by an other user or it’s does </text:p>
      <text:p text:style-name="P54">not respect the rules (too long, prohibited characters), </text:p>
      <text:p text:style-name="P54">the server does not allowed a connection. </text:p>
      <text:p text:style-name="P30"><text:s text:c="2"/></text:p>
      <text:p text:style-name="P53"/>
      <text:p text:style-name="P79"><text:span text:style-name="T48">In every case the server send a packet response with the code. <text:s/></text:span></text:p>
      <text:p text:style-name="P79"><text:span text:style-name="T48">// </text:span><text:span text:style-name="T59">error code in </text:span><text:span text:style-name="T14">error</text:span><text:span text:style-name="T59"> case.</text:span></text:p>
      <text:p text:style-name="P79"/>
      <text:p text:style-name="P46"><text:s text:c="20"/>Bytes <text:s text:c="3"/><text:span text:style-name="T55">|</text:span> <text:s text:c="7"/>Bytes </text:p>
      <text:p text:style-name="P42"><text:s text:c="18"/><text:span text:style-name="T51">+</text:span>-------<text:span text:style-name="T51">+</text:span> <text:s/><text:span text:style-name="T55">|</text:span> <text:s/><text:span text:style-name="T51">+</text:span>----------------<text:span text:style-name="T51">+</text:span></text:p>
      <text:p text:style-name="P32"><text:span text:style-name="T52"><text:s text:c="18"/><text:tab/>| <text:s text:c="2"/></text:span><text:span text:style-name="T58">2</text:span><text:span text:style-name="T52"> <text:s text:c="2"/>| <text:s/></text:span><text:span text:style-name="T55">|</text:span><text:span text:style-name="T52"> <text:s/>| <text:s text:c="2"/></text:span><text:span text:style-name="T9">error code</text:span><text:span text:style-name="T49"> </text:span><text:span text:style-name="T52"><text:s text:c="2"/>|</text:span></text:p>
      <text:p text:style-name="P31"/>
      <text:p text:style-name="P36"/>
      <text:p text:style-name="P31"><text:s text:c="4"/></text:p>
      <text:h text:style-name="P67" text:outline-level="2"><text:bookmark-start text:name="__RefHeading___Toc912_3548497938"/>Private connection with an other client<text:bookmark-end text:name="__RefHeading___Toc912_3548497938"/></text:h>
      <text:p text:style-name="P12">The ChatOS specificity it’s the possibility to have a private connection between two users. </text:p>
      <text:p text:style-name="P10"><text:span text:style-name="T51">For this, the client will make a new connection with the server and send a private connection request </text:span><text:span text:style-name="T53">packet:</text:span><text:span text:style-name="T51"> </text:span></text:p>
      <text:p text:style-name="P47"><text:s text:c="20"/>Bytes <text:s text:c="5"/>String</text:p>
      <text:p text:style-name="P43"><text:s text:c="18"/><text:span text:style-name="T51">+</text:span>-------<text:span text:style-name="T51">+</text:span>---------------<text:span text:style-name="T51">+</text:span></text:p>
      <text:p text:style-name="P35"><text:span text:style-name="T52"><text:s text:c="18"/><text:tab/>| <text:s text:c="2"/></text:span><text:span text:style-name="T53">1</text:span><text:span text:style-name="T52"> <text:s text:c="2"/>| </text:span><text:span text:style-name="T11">receiver</text:span><text:span text:style-name="T54"> </text:span><text:span text:style-name="T52">pseudo |</text:span></text:p>
      <text:p text:style-name="P34"/>
      <text:p text:style-name="P13">The server will determinate if the pseudo is available. </text:p>
      <text:p text:style-name="P11"><text:span text:style-name="T51">If it’s possible, the server will open a </text:span><text:span text:style-name="T53">new</text:span><text:span text:style-name="T51"> connection with the </text:span><text:span text:style-name="T9">addressee </text:span><text:span text:style-name="T10">and ask him if it want</text:span><text:span text:style-name="T11">s</text:span><text:span text:style-name="T10"> to established a private connection with the expediter. </text:span></text:p>
      <text:p text:style-name="P14">To do this, the server send the private connection request packet to the addressee but the String content it’s the sender’s <text:span text:style-name="T57">pseudonym</text:span> now.</text:p>
      <text:p text:style-name="P48"><text:s text:c="20"/>Bytes <text:s text:c="5"/>String</text:p>
      <text:p text:style-name="P44"><text:s text:c="18"/><text:span text:style-name="T51">+</text:span>-------<text:span text:style-name="T51">+</text:span>---------------<text:span text:style-name="T51">+</text:span></text:p>
      <text:p text:style-name="P44"><text:span text:style-name="T11"><text:s text:c="18"/>| <text:s text:c="2"/></text:span><text:span text:style-name="T10">1</text:span><text:span text:style-name="T11"> <text:s text:c="2"/>| sender pseudo |</text:span></text:p>
      <text:p text:style-name="P51"/>
      <text:p text:style-name="P49"><text:span text:style-name="T11">T</text:span><text:span text:style-name="T12">he receiver can accept or not, it’s response it send with a APR (acceptation private request) packet throughout the private connection:</text:span></text:p>
      <text:p text:style-name="P52"/>
      <text:p text:style-name="P49"><text:span text:style-name="T47"><text:s text:c="20"/>Bytes <text:s text:c="3"/></text:span><text:span text:style-name="T12">Byte</text:span></text:p>
      <text:p text:style-name="P44"><text:s text:c="18"/><text:span text:style-name="T51">+</text:span>-------<text:span text:style-name="T51">+</text:span>--------<text:span text:style-name="T51">+</text:span></text:p>
      <text:p text:style-name="P50"><text:span text:style-name="T11"><text:s text:c="18"/>| <text:s text:c="2"/></text:span><text:span text:style-name="T13">3</text:span><text:span text:style-name="T11"> <text:s text:c="2"/>| </text:span><text:span text:style-name="T3">answer</text:span><text:span text:style-name="T11"> |</text:span></text:p>
      <text:p text:style-name="P51"/>
      <text:p text:style-name="P50"><text:span text:style-name="T11">I</text:span><text:span text:style-name="T3">f it’s a negative response the server close properly these two connections. </text:span></text:p>
      <text:h text:style-name="P68" text:outline-level="2">Send a public message</text:h>
      <text:p text:style-name="P76"><text:span text:style-name="T60">When a client is connected into ChatOs, it can send a message for all connected </text:span><text:span text:style-name="T15">users</text:span><text:span text:style-name="T60">.</text:span></text:p>
      <text:p text:style-name="P74">The client send a packet with the OP code 4: </text:p>
      <text:p text:style-name="P83"><text:span text:style-name="T47"><text:s text:c="20"/>Bytes <text:s text:c="2"/></text:span><text:span text:style-name="T16">String</text:span></text:p>
      <text:p text:style-name="P81"><text:s text:c="18"/><text:span text:style-name="T51">+</text:span>-------<text:span text:style-name="T51">+</text:span>---------<text:span text:style-name="T51">+</text:span></text:p>
      <text:p text:style-name="P74"><text:span text:style-name="T11"><text:s text:c="18"/>| <text:s text:c="2"/></text:span><text:span text:style-name="T16">4</text:span><text:span text:style-name="T11"> <text:s text:c="2"/>| </text:span><text:span text:style-name="T16">message </text:span><text:span text:style-name="T11">|</text:span></text:p>
      <text:p text:style-name="P77"><text:span text:style-name="T16">Each client have its own connection with the server, therefore it’s pretty simple to find the sender’s pseudonym. Then the server add the sender pseudonym into the datagram and broadcast </text:span><text:span text:style-name="T17">it</text:span><text:span text:style-name="T16"> </text:span><text:span text:style-name="T17">for</text:span><text:span text:style-name="T16"> each connected users.</text:span></text:p>
      <text:p text:style-name="P84"><text:span text:style-name="T47"><text:s text:c="20"/>Bytes <text:s text:c="2"/></text:span><text:span text:style-name="T16">String <text:s text:c="3"/></text:span><text:span text:style-name="T17">String</text:span></text:p>
      <text:p text:style-name="P82"><text:s text:c="18"/><text:span text:style-name="T51">+</text:span>-------<text:span text:style-name="T51">+</text:span>---------<text:span text:style-name="T51">+--------</text:span><text:span text:style-name="T62">+</text:span></text:p>
      <text:p text:style-name="P75"><text:span text:style-name="T11"><text:s text:c="18"/>| <text:s text:c="2"/></text:span><text:span text:style-name="T16">4</text:span><text:span text:style-name="T11"> <text:s text:c="2"/>| </text:span><text:span text:style-name="T16">message </text:span><text:span text:style-name="T11">| </text:span><text:span text:style-name="T17">send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fo:background-color="#ffff00" loext:char-shading-value="0"/>
    </style:style>
    <style:style style:name="MT8" style:family="text">
      <style:text-properties style:font-name-complex="Times New Roman"/>
    </style:style>
    <style:style style:name="MT9" style:family="text">
      <style:text-properties fo:language="none" fo:country="none" style:language-asian="none" style:country-asian="none"/>
    </style:style>
    <style:style style:name="M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5/2021</text:modification-date></text:p>
        <text:p text:style-name="Header"><text:tab/></text:p>
        <text:p text:style-name="Header"/>
      </loext:header-first>
      <style:footer>
        <text:p text:style-name="Footer"><text:span text:style-name="MT7"><text:line-break/><text:line-break/>&lt;Lastname&gt;</text:span><text:span text:style-name="MT8"><text:tab/></text:span>Expires <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April</text:span><text:span text:style-name="MT9"><text:conditional-text text:condition="ooow:" text:string-value-if-true="" text:string-value-if-false="" text:current-value="true"/></text:span> <text:modification-date style:data-style-name="N0">02/25/2021</text:modification-date><text:s/><text:span text:style-name="MT9"><text:conditional-text text:condition="ooow:" text:string-value-if-true="" text:string-value-if-false="" text:current-value="true"/></text:span><text:span text:style-name="MT9">2014</text:span><text:span text:style-name="MT9"><text:conditional-text text:condition="ooow:" text:string-value-if-true="" text:string-value-if-false="" text:current-value="true"/></text:span><text:span text:style-name="MT8"><text:tab/></text:span>[Page <text:page-number text:select-page="current">9</text:page-number>]</text:p>
        <text:p text:style-name="Standard"/>
      </style:footer>
      <loext:footer-first>
        <text:p text:style-name="MP5"/>
        <text:p text:style-name="MP5"/>
        <text:p text:style-name="MP5"/>
        <text:p text:style-name="Footer"><text:span text:style-name="MT10">Y.Rameau / M.Bouazza</text:span><text:tab/><text:span text:style-name="MT11">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5T18:26:06.052391969</dc:date>
    <meta:print-date>2004-10-22T22:03:00</meta:print-date>
    <meta:editing-cycles>70</meta:editing-cycles>
    <meta:editing-duration>PT6H37M57S</meta:editing-duration>
    <meta:generator>LibreOffice/6.4.3.2$Linux_X86_64 LibreOffice_project/40$Build-2</meta:generator>
    <meta:document-statistic meta:table-count="0" meta:image-count="0" meta:object-count="0" meta:page-count="9" meta:paragraph-count="121" meta:word-count="1241" meta:character-count="8114" meta:non-whitespace-character-count="6249"/>
  </office:meta>
</office:document-meta>
</file>